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a4c1f" officeooo:paragraph-rsid="001a4c1f"/>
    </style:style>
    <style:style style:name="P2" style:family="paragraph" style:parent-style-name="Standard">
      <style:text-properties fo:font-size="16pt" fo:font-weight="bold" officeooo:rsid="001a4c1f" officeooo:paragraph-rsid="001a4c1f" style:font-size-asian="16pt" style:font-weight-asian="bold" style:font-size-complex="16pt" style:font-weight-complex="bold"/>
    </style:style>
    <style:style style:name="P3" style:family="paragraph" style:parent-style-name="Standard">
      <style:text-properties fo:font-size="11pt" fo:font-weight="normal" officeooo:rsid="001a7282" officeooo:paragraph-rsid="001a7282" style:font-size-asian="9.60000038146973pt" style:font-weight-asian="normal" style:font-size-complex="11pt" style:font-weight-complex="normal"/>
    </style:style>
    <style:style style:name="P4" style:family="paragraph" style:parent-style-name="Standard" style:list-style-name="L1">
      <style:text-properties fo:font-size="11pt" fo:font-weight="normal" officeooo:rsid="001a7282" officeooo:paragraph-rsid="001a7282" style:font-size-asian="9.60000038146973pt" style:font-weight-asian="normal"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 una variable de tipo string el contenido depende de la variable del equipo, los elementos del mismo son UNICODE no ASCII. Un string es una cadena de int que se tratan como carácteres.</text:p>
      <text:p text:style-name="P1"/>
      <text:p text:style-name="P1">Para leer contenido de strings de la salida standar se usa ReadLine o alguno que lea caracteres sueltos.</text:p>
      <text:p text:style-name="P1"/>
      <text:p text:style-name="P1">Una variable de string es una constante de solo lectura y referencia. Para ver si son iguales se puede usar el == el cual esta sobreescrito para esta clase o el método equals.</text:p>
      <text:p text:style-name="P1"/>
      <text:p text:style-name="P2">Clase String</text:p>
      <text:p text:style-name="P3">La clase string tiene un constructor sobrecargado que sirve para crear un objeto de ese tipo.</text:p>
      <text:list xml:id="list3596912172" text:style-name="L1">
        <text:list-item>
          <text:p text:style-name="P4">String(Char[ ] c);</text:p>
        </text:list-item>
        <text:list-item>
          <text:p text:style-name="P4">String(Char[ ] c, int posInicio, int nCaracter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M42S</meta:editing-duration>
    <meta:editing-cycles>3</meta:editing-cycles>
    <meta:generator>LibreOffice/5.4.1.2$Windows_x86 LibreOffice_project/ea7cb86e6eeb2bf3a5af73a8f7777ac570321527</meta:generator>
    <dc:date>2017-12-04T07:44:14.051000000</dc:date>
    <meta:document-statistic meta:table-count="0" meta:image-count="0" meta:object-count="0" meta:page-count="1" meta:paragraph-count="7" meta:word-count="115" meta:character-count="640" meta:non-whitespace-character-count="534"/>
    <meta:user-defined meta:name="Info 1"/>
    <meta:user-defined meta:name="Info 2"/>
    <meta:user-defined meta:name="Info 3"/>
    <meta:user-defined meta:name="Info 4"/>
  </office:meta>
</office:document-meta>
</file>